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adornments="Gras" style:font-pitch="variable"/>
    <style:font-face style:name="Lato2" svg:font-family="Lato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65ff" officeooo:paragraph-rsid="000e65ff"/>
    </style:style>
    <style:style style:name="P2" style:family="paragraph" style:parent-style-name="Title">
      <style:text-properties officeooo:rsid="000e65ff" officeooo:paragraph-rsid="000e65ff"/>
    </style:style>
    <style:style style:name="P3" style:family="paragraph" style:parent-style-name="Text_20_body">
      <style:text-properties officeooo:rsid="001439b9" officeooo:paragraph-rsid="001439b9"/>
    </style:style>
    <style:style style:name="P4" style:family="paragraph" style:parent-style-name="Standard">
      <style:text-properties officeooo:paragraph-rsid="000e92d3"/>
    </style:style>
    <style:style style:name="P5" style:family="paragraph" style:parent-style-name="Subtitle">
      <style:text-properties officeooo:rsid="00117301" officeooo:paragraph-rsid="00117301"/>
    </style:style>
    <style:style style:name="P6" style:family="paragraph" style:parent-style-name="Standard">
      <style:text-properties officeooo:rsid="000e92d3" officeooo:paragraph-rsid="000e92d3"/>
    </style:style>
    <style:style style:name="P7" style:family="paragraph" style:parent-style-name="Heading_20_1">
      <style:text-properties officeooo:rsid="0014b29d" officeooo:paragraph-rsid="0014b29d"/>
    </style:style>
    <style:style style:name="P8" style:family="paragraph" style:parent-style-name="Heading_20_3">
      <loext:graphic-properties draw:fill-gradient-name="gradient" draw:fill-hatch-name="hatch"/>
      <style:paragraph-properties fo:margin-top="0.226cm" fo:margin-bottom="0.099cm" style:contextual-spacing="false"/>
      <style:text-properties officeooo:rsid="000e65ff" officeooo:paragraph-rsid="000e65ff"/>
    </style:style>
    <style:style style:name="P9" style:family="paragraph" style:parent-style-name="Heading_20_3">
      <style:text-properties officeooo:rsid="000e65ff" officeooo:paragraph-rsid="000e65ff"/>
    </style:style>
    <style:style style:name="P10" style:family="paragraph" style:parent-style-name="Heading_20_3">
      <loext:graphic-properties draw:fill-gradient-name="gradient" draw:fill-hatch-name="hatch"/>
      <style:paragraph-properties fo:margin-top="0.226cm" fo:margin-bottom="0.099cm" style:contextual-spacing="false"/>
    </style:style>
    <style:style style:name="P11" style:family="paragraph" style:parent-style-name="Heading_20_3">
      <style:text-properties officeooo:rsid="001439b9" officeooo:paragraph-rsid="001439b9"/>
    </style:style>
    <style:style style:name="P12" style:family="paragraph" style:parent-style-name="Standard" style:list-style-name="L2">
      <style:text-properties fo:font-weight="bold" officeooo:rsid="000e92d3" officeooo:paragraph-rsid="000e92d3" style:font-weight-asian="bold" style:font-weight-complex="bold"/>
    </style:style>
    <style:style style:name="P13" style:family="paragraph" style:parent-style-name="Standard" style:list-style-name="L2">
      <style:text-properties fo:font-weight="bold" officeooo:rsid="000e92d3" officeooo:paragraph-rsid="00117301" style:font-weight-asian="bold" style:font-weight-complex="bold"/>
    </style:style>
    <style:style style:name="P14" style:family="paragraph" style:parent-style-name="Standard" style:list-style-name="L3">
      <style:text-properties officeooo:paragraph-rsid="000e92d3"/>
    </style:style>
    <style:style style:name="P15" style:family="paragraph" style:parent-style-name="Standard" style:list-style-name="L4"/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0e92d3"/>
    </style:style>
    <style:style style:name="P18" style:family="paragraph" style:parent-style-name="Text_20_body" style:list-style-name="L3"/>
    <style:style style:name="P19" style:family="paragraph" style:parent-style-name="Text_20_body" style:list-style-name="L5">
      <style:text-properties officeooo:rsid="00184a17" officeooo:paragraph-rsid="00184a17"/>
    </style:style>
    <style:style style:name="P20" style:family="paragraph" style:parent-style-name="Text_20_body" style:list-style-name="L5">
      <style:text-properties officeooo:rsid="00184a17" officeooo:paragraph-rsid="001fa3dc"/>
    </style:style>
    <style:style style:name="P21" style:family="paragraph" style:parent-style-name="Text_20_body" style:list-style-name="L5">
      <style:text-properties officeooo:rsid="0014b29d" officeooo:paragraph-rsid="0014b29d"/>
    </style:style>
    <style:style style:name="P22" style:family="paragraph" style:parent-style-name="Text_20_body" style:list-style-name="L5">
      <style:text-properties officeooo:rsid="001acf1b" officeooo:paragraph-rsid="001acf1b"/>
    </style:style>
    <style:style style:name="P23" style:family="paragraph" style:parent-style-name="Text_20_body" style:list-style-name="L5">
      <style:text-properties officeooo:rsid="001882db" officeooo:paragraph-rsid="0019e053"/>
    </style:style>
    <style:style style:name="P24" style:family="paragraph" style:parent-style-name="Text_20_body" style:list-style-name="L5">
      <style:text-properties officeooo:rsid="001882db" officeooo:paragraph-rsid="001882db"/>
    </style:style>
    <style:style style:name="P25" style:family="paragraph" style:parent-style-name="Text_20_body" style:list-style-name="L5">
      <style:text-properties officeooo:rsid="001882db" officeooo:paragraph-rsid="001d3686"/>
    </style:style>
    <style:style style:name="P26" style:family="paragraph" style:parent-style-name="Text_20_body" style:list-style-name="L5">
      <style:text-properties officeooo:rsid="001ad2c4" officeooo:paragraph-rsid="001ad2c4"/>
    </style:style>
    <style:style style:name="P27" style:family="paragraph" style:parent-style-name="Text_20_body" style:list-style-name="L5">
      <style:text-properties officeooo:rsid="001aeeb7" officeooo:paragraph-rsid="001aeeb7"/>
    </style:style>
    <style:style style:name="P28" style:family="paragraph" style:parent-style-name="Text_20_body" style:list-style-name="L5">
      <style:text-properties officeooo:rsid="001d0458" officeooo:paragraph-rsid="001d0458"/>
    </style:style>
    <style:style style:name="T1" style:family="text">
      <style:text-properties officeooo:rsid="000e65ff"/>
    </style:style>
    <style:style style:name="T2" style:family="text">
      <style:text-properties style:text-position="super 58%"/>
    </style:style>
    <style:style style:name="T3" style:family="text">
      <style:text-properties officeooo:rsid="000e92d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65ff" style:font-weight-asian="bold" style:font-weight-complex="bold"/>
    </style:style>
    <style:style style:name="T6" style:family="text">
      <style:text-properties fo:font-weight="bold" officeooo:rsid="000e92d3" style:font-weight-asian="bold" style:font-weight-complex="bold"/>
    </style:style>
    <style:style style:name="T7" style:family="text">
      <style:text-properties fo:font-weight="bold" officeooo:rsid="0019e053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0e65ff" style:font-weight-asian="bold" style:font-weight-complex="bold"/>
    </style:style>
    <style:style style:name="T10" style:family="text">
      <style:text-properties fo:color="#c9211e" loext:opacity="100%" fo:font-weight="bold" officeooo:rsid="000e92d3" style:font-weight-asian="bold" style:font-weight-complex="bold"/>
    </style:style>
    <style:style style:name="T11" style:family="text">
      <style:text-properties style:font-name="Lato2"/>
    </style:style>
    <style:style style:name="T12" style:family="text">
      <style:text-properties style:font-name="Lato2" officeooo:rsid="0014b29d"/>
    </style:style>
    <style:style style:name="T13" style:family="text">
      <style:text-properties style:font-name="Lato2" officeooo:rsid="001882db"/>
    </style:style>
    <style:style style:name="T14" style:family="text">
      <style:text-properties style:font-name="Lato2" fo:font-weight="bold" style:font-weight-asian="bold" style:font-weight-complex="bold"/>
    </style:style>
    <style:style style:name="T15" style:family="text">
      <style:text-properties style:font-name="Lato2" fo:font-weight="bold" officeooo:rsid="0019e053" style:font-weight-asian="bold" style:font-weight-complex="bold"/>
    </style:style>
    <style:style style:name="T16" style:family="text">
      <style:text-properties style:font-name="Lato2" fo:font-weight="bold" officeooo:rsid="001d3686" style:font-weight-asian="bold" style:font-weight-complex="bold"/>
    </style:style>
    <style:style style:name="T17" style:family="text">
      <style:text-properties style:font-name="Lato2" officeooo:rsid="0019e053"/>
    </style:style>
    <style:style style:name="T18" style:family="text">
      <style:text-properties style:font-name="Lato2" fo:language="fr" fo:country="FR" officeooo:rsid="00a30897"/>
    </style:style>
    <style:style style:name="T19" style:family="text">
      <style:text-properties style:font-name="Lato2" officeooo:rsid="001d3686"/>
    </style:style>
    <style:style style:name="T20" style:family="text">
      <style:text-properties style:font-name="Lato2" officeooo:rsid="00213041"/>
    </style:style>
    <style:style style:name="T21" style:family="text">
      <style:text-properties style:font-name="Lato2" officeooo:rsid="00231b42"/>
    </style:style>
    <style:style style:name="T22" style:family="text">
      <style:text-properties officeooo:rsid="00117301"/>
    </style:style>
    <style:style style:name="T23" style:family="text">
      <style:text-properties officeooo:rsid="00184a17"/>
    </style:style>
    <style:style style:name="T24" style:family="text">
      <style:text-properties officeooo:rsid="001f98b0"/>
    </style:style>
    <style:style style:name="T25" style:family="text">
      <style:text-properties officeooo:rsid="00213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1.344cm" svg:y="-1.3cm" svg:width="2.275cm" svg:height="0.794cm" draw:z-index="0"><draw:image xlink:href="Pictures/10000000000000560000001EC7A902C5CA082181.png" xlink:type="simple" xlink:show="embed" xlink:actuate="onLoad" draw:mime-type="image/png"/></draw:frame>Lettre de motivation et expression</text:p>
      <text:p text:style-name="P5">Participe passé</text:p>
      <text:h text:style-name="Heading_20_1" text:outline-level="1">Accord du participe passé</text:h>
      <text:h text:style-name="Heading_20_2" text:outline-level="2">Rappel de quelques règles</text:h>
      <text:h text:style-name="P8" text:outline-level="3">Accord du participe passé avec l’auxiliaire « être » et sans auxiliaire</text:h>
      <text:list xml:id="list2859926416" text:style-name="L1">
        <text:list-item>
          <text:list>
            <text:list-item>
              <text:list>
                <text:list-item>
                  <text:p text:style-name="P16">Avec l’auxiliaire « être », le participe passé s’accorde toujours avec le sujet du verbe.<text:line-break/><text:span text:style-name="T3">Exemple : </text:span><text:span text:style-name="T6">Nous</text:span><text:span text:style-name="T3"> sommes </text:span><text:span text:style-name="T10">parvenus</text:span><text:span text:style-name="T3"> à accomplir notre projet de façon satisfaisante.</text:span></text:p>
                </text:list-item>
                <text:list-item>
                  <text:p text:style-name="P17">Sans auxiliaire, le participe passé s’accorde toujours avec le nom ou pronom qu’il complète.<text:line-break/>Exemple : Bien <text:span text:style-name="T8">structurée</text:span>, <text:span text:style-name="T4">une équipe de travail</text:span> est efficace.</text:p>
                </text:list-item>
              </text:list>
            </text:list-item>
          </text:list>
        </text:list-item>
      </text:list>
      <text:list xml:id="list3330951335" text:style-name="L2">
        <text:list-item>
          <text:list>
            <text:list-item>
              <text:p text:style-name="P12">Question à poser : QUI EST + PARTICIPE PASSÉ ?</text:p>
            </text:list-item>
          </text:list>
        </text:list-item>
      </text:list>
      <text:h text:style-name="P9" text:outline-level="3">Accord du participe passé avec l’auxiliaire « avoir »</text:h>
      <text:p text:style-name="P4">Avec l’auxiliaire « avoir », le participe passé s’accorde <text:span text:style-name="T3">avec </text:span>le COD <text:span text:style-name="T3">à la condition que celui-ci soit</text:span> placé avant lui.</text:p>
      <text:p text:style-name="P6">Exemples : </text:p>
      <text:list xml:id="list2690253017" text:style-name="L3">
        <text:list-item>
          <text:list>
            <text:list-item>
              <text:list>
                <text:list-item>
                  <text:p text:style-name="P14"><text:span text:style-name="T3">J’ai </text:span><text:span text:style-name="T10">occupé</text:span><text:span text:style-name="T3"> la fonction de chef de projet.</text:span></text:p>
                </text:list-item>
                <text:list-item>
                  <text:p text:style-name="P18">Cette fonction de chef de projet <text:span text:style-name="T4">que</text:span> j’ai <text:span text:style-name="T8">occupée</text:span> m’a <text:span text:style-name="T8">permis</text:span> de mieux planifier les t<text:span text:style-name="T11">âches.</text:span></text:p>
                </text:list-item>
              </text:list>
            </text:list-item>
          </text:list>
        </text:list-item>
      </text:list>
      <text:list xml:id="list152649069258488" text:continue-list="list3330951335" text:style-name="L2">
        <text:list-item>
          <text:list>
            <text:list-item>
              <text:p text:style-name="P13">Question à poser : QU’<text:span text:style-name="T22">EST-CE QU</text:span>I EST + PARTICIPE PASSÉ ?</text:p>
            </text:list-item>
          </text:list>
        </text:list-item>
      </text:list>
      <text:h text:style-name="Heading_20_2" text:outline-level="2">Problèmes d’homophonie</text:h>
      <text:h text:style-name="P10" text:outline-level="3">Ne pas confondre participe en -é et infinitif en -er</text:h>
      <text:p text:style-name="P1">Pour éviter la confusion, il faut remplacer le verbe par un verbe du 3<text:span text:style-name="T2">e</text:span> groupe tel que « prendre »</text:p>
      <text:p text:style-name="Standard">Exemples : </text:p>
      <text:list xml:id="list4241123644" text:style-name="L4">
        <text:list-item>
          <text:list>
            <text:list-item>
              <text:list>
                <text:list-item>
                  <text:p text:style-name="P15"><text:span text:style-name="T1">Je souhaite </text:span><text:span text:style-name="T5">intégr… </text:span><text:span text:style-name="T1">votre école → « je souhaite </text:span><text:span text:style-name="T9">prendre</text:span><text:span text:style-name="T1"> votre école » → «</text:span><text:span text:style-name="T9"> intégrer </text:span><text:span text:style-name="T1">»</text:span></text:p>
                </text:list-item>
                <text:list-item>
                  <text:p text:style-name="P15">J’ai <text:span text:style-name="T4">particip…</text:span> à la création d’un site → « j’ai <text:span text:style-name="T8">pris</text:span> <text:span text:style-name="T3">la création d’un site » → «</text:span><text:span text:style-name="T10"> participé </text:span><text:span text:style-name="T3">»</text:span></text:p>
                </text:list-item>
              </text:list>
            </text:list-item>
          </text:list>
        </text:list-item>
      </text:list>
      <text:h text:style-name="P11" text:outline-level="3">Participes passés en [i]</text:h>
      <text:p text:style-name="P3">Les participes passés se terminant par le son [i] peuvent s’orthographier au masculin singulier -i ou -is ou -it. Pour connaitre leur orthographe, il suffit de les mettre au féminin.</text:p>
      <text:p text:style-name="Standard">Exemple : J’ai <text:span text:style-name="T4">commi…</text:span> → elle est <text:span text:style-name="T8">commise</text:span> → «<text:span text:style-name="T8"> commis </text:span>»</text:p>
      <text:h text:style-name="P7" text:outline-level="1"><text:soft-page-break/>Exercices d’application</text:h>
      <text:h text:style-name="Heading_20_4" text:outline-level="4" text:is-list-header="true"><text:span text:style-name="T23">Remplac</text:span>ez <text:span text:style-name="T23">les pointillés</text:span> par un participe passé bien accordé ou par un infinitif.</text:h>
      <text:list xml:id="list2226195451" text:style-name="L5">
        <text:list-item>
          <text:p text:style-name="P19">J’ai (<text:span text:style-name="T4">devoir</text:span>) <text:span text:style-name="T25">d</text:span><text:span text:style-name="T20">û</text:span><text:span text:style-name="T12"> </text:span><text:span text:style-name="T11">(</text:span><text:span text:style-name="T14">planifier</text:span><text:span text:style-name="T11">) </text:span><text:span text:style-name="T20">planifier</text:span><text:span text:style-name="T12"> </text:span><text:span text:style-name="T11">des réunions, ce qui m’a (</text:span><text:span text:style-name="T14">permettre</text:span><text:span text:style-name="T11">) </text:span><text:span text:style-name="T20">permis</text:span><text:span text:style-name="T12"> </text:span><text:span text:style-name="T11">de développer mon sens de l’organisation.</text:span></text:p>
        </text:list-item>
        <text:list-item>
          <text:p text:style-name="P21">Gr<text:span text:style-name="T11">âce à cette expérience, j’ai (</text:span><text:span text:style-name="T14">acquérir</text:span><text:span text:style-name="T11">) </text:span><text:span text:style-name="T20">acquis</text:span><text:span text:style-name="T11"> des compétences de communication et d’empathie.</text:span></text:p>
        </text:list-item>
        <text:list-item>
          <text:p text:style-name="P22"><text:span text:style-name="T11">Votre offre de stage, que j’ai (</text:span><text:span text:style-name="T14">lire</text:span><text:span text:style-name="T11">) </text:span><text:span text:style-name="T20">lue</text:span><text:span text:style-name="T12"> </text:span><text:span text:style-name="T11">avec un grand intérêt, correspond parfaitement à ma formation.</text:span></text:p>
        </text:list-item>
        <text:list-item>
          <text:p text:style-name="P21">Si j’ai (<text:span text:style-name="T4">choisir</text:span>) <text:span text:style-name="T20">choisi</text:span> cette formation, c’est que j’ai toujours (<text:span text:style-name="T4">désirer</text:span>) <text:s/><text:span text:style-name="T20">désiré</text:span> comprendre le fonctionnement <text:span text:style-name="T24">et la logique </text:span>de l’informatique, en particulier <text:span text:style-name="T24">ceux</text:span> des jeux vidéo.</text:p>
        </text:list-item>
        <text:list-item>
          <text:p text:style-name="P20">(<text:span text:style-name="T4">Anticiper</text:span>) <text:span text:style-name="T25">Anticiper</text:span><text:span text:style-name="T12"> </text:span><text:span text:style-name="T11">est fondamental en ce qui me concerne. J’ai donc toujours (</text:span><text:span text:style-name="T14">programmer</text:span><text:span text:style-name="T11">) </text:span><text:span text:style-name="T20">programmé</text:span><text:span text:style-name="T12"> </text:span><text:span text:style-name="T11">mon travail à l’avance.</text:span></text:p>
        </text:list-item>
        <text:list-item>
          <text:p text:style-name="P23">Les connaissances théoriques que j’ai (<text:span text:style-name="T4">acquérir</text:span>) <text:span text:style-name="T25">acquises</text:span><text:span text:style-name="T12"> </text:span>durant ces deux années d’études m’ont (<text:span text:style-name="T7">permettre</text:span>) <text:span text:style-name="T25">permis</text:span><text:span text:style-name="T12"> </text:span><text:span text:style-name="T17">de (</text:span><text:span text:style-name="T15">réaliser</text:span><text:span text:style-name="T17">) </text:span><text:span text:style-name="T20">réaliser</text:span><text:span text:style-name="T12"> </text:span><text:span text:style-name="T17">un certain nombre de projets.</text:span></text:p>
        </text:list-item>
        <text:list-item>
          <text:p text:style-name="P21">Vivement (<text:span text:style-name="T4">intéresser</text:span>) <text:span text:style-name="T25">intéressé</text:span><text:span text:style-name="T11"> par le contact avec les autres, j’apprécie vraiment le travail </text:span><text:span text:style-name="T13">en équipe</text:span><text:span text:style-name="T11">.</text:span></text:p>
        </text:list-item>
        <text:list-item>
          <text:p text:style-name="P21">Votre entreprise, (<text:span text:style-name="T4">déployer</text:span>) <text:span text:style-name="T25">déployée</text:span><text:span text:style-name="T11"> dans plusieurs pays, est pour moi d’un très grand attrait.</text:span></text:p>
        </text:list-item>
        <text:list-item>
          <text:p text:style-name="P24">Je suis (<text:span text:style-name="T4">ordonner</text:span>) <text:span text:style-name="T25">ordonné</text:span><text:span text:style-name="T12"> </text:span><text:span text:style-name="T11">et j’apprécie de (</text:span><text:span text:style-name="T14">contribuer</text:span><text:span text:style-name="T11">) </text:span><text:span text:style-name="T20">contribuer</text:span><text:span text:style-name="T12"> </text:span><text:span text:style-name="T11">à (</text:span><text:span text:style-name="T14">mobiliser</text:span><text:span text:style-name="T11">) </text:span><text:span text:style-name="T20">mobiliser</text:span><text:span text:style-name="T12"> </text:span><text:span text:style-name="T11">une équipe.</text:span></text:p>
        </text:list-item>
        <text:list-item>
          <text:p text:style-name="P25">Au travers des projets que j’ai (<text:span text:style-name="T4">mener</text:span>) <text:span text:style-name="T25">menés</text:span><text:span text:style-name="T12"> </text:span><text:span text:style-name="T11">j’ai </text:span><text:span text:style-name="T19">(</text:span><text:span text:style-name="T16">pouvoir</text:span><text:span text:style-name="T19">) </text:span><text:span text:style-name="T20">pu</text:span><text:span text:style-name="T12"> </text:span><text:span text:style-name="T11">(</text:span><text:span text:style-name="T14">réaliser</text:span><text:span text:style-name="T11">) </text:span><text:span text:style-name="T20">réaliser</text:span><text:span text:style-name="T11"> l’importance du travail en équipe.</text:span></text:p>
        </text:list-item>
        <text:list-item>
          <text:p text:style-name="P26"><text:span text:style-name="T11">La programmation objet, la gestion de bases de données et la gestion de projet, que j’ai (</text:span><text:span text:style-name="T14">étudier</text:span><text:span text:style-name="T11">) </text:span><text:span text:style-name="T20">étudié</text:span><text:span text:style-name="T21">es</text:span><text:span text:style-name="T12"> </text:span><text:span text:style-name="T11">durant ces deux années, me permettront de (</text:span><text:span text:style-name="T14">mener</text:span><text:span text:style-name="T11">) </text:span><text:span text:style-name="T20">mener</text:span><text:span text:style-name="T11"> à bien les missions que vous me confierez.</text:span></text:p>
        </text:list-item>
        <text:list-item>
          <text:p text:style-name="P27">Toutes ces compétences que j’ai (<text:span text:style-name="T4">développer</text:span>) <text:span text:style-name="T25">développées</text:span><text:span text:style-name="T12"> </text:span><text:span text:style-name="T11">grâce à ma formation et à mes projets personnels, me permettront d’être rapidement opérationnelle.</text:span></text:p>
        </text:list-item>
        <text:list-item>
          <text:p text:style-name="P27">(<text:span text:style-name="T4">Apprécier</text:span>) <text:span text:style-name="T25">Apprécier</text:span><text:span text:style-name="T12"> </text:span><text:span text:style-name="T11">par mes camarades, je me suis (</text:span><text:span text:style-name="T14">investir</text:span><text:span text:style-name="T11">) </text:span><text:span text:style-name="T20">invertie</text:span><text:span text:style-name="T12"> </text:span><text:span text:style-name="T11">dans l’organisation de la journée d’intégration des </text:span><text:span text:style-name="T18">étudiant·e·s</text:span><text:span text:style-name="T11"> de première année.</text:span></text:p>
        </text:list-item>
        <text:list-item>
          <text:p text:style-name="P28">Mes compétences relationnelles, que j’ai (<text:span text:style-name="T4">améliorer</text:span>) <text:span text:style-name="T25">amélioré</text:span><text:span text:style-name="T12"> </text:span><text:span text:style-name="T11">au fil de mes travaux saisonniers, pourront être (</text:span><text:span text:style-name="T14">mettre</text:span><text:span text:style-name="T11">) </text:span><text:span text:style-name="T20">mises</text:span><text:span text:style-name="T12"> </text:span><text:span text:style-name="T11">au service de votre entrepris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adornments="Gras" style:font-pitch="variable"/>
    <style:font-face style:name="Lato2" svg:font-family="Lato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.501cm" style:auto-text-indent="false"/>
      <style:text-properties style:font-name="Lato2" fo:font-family="Lato" style:font-style-name="Normal" style:font-pitch="variable" officeooo:rsid="000669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8cm" style:contextual-spacing="false" fo:line-height="100%"/>
      <style:text-properties style:font-name="Lato2" fo:font-family="La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.275cm" style:contextual-spacing="false" fo:text-align="center" style:justify-single-word="false" fo:text-indent="0cm" style:auto-text-indent="false" style:page-number="auto"/>
      <style:text-properties fo:color="#000058" loext:opacity="100%" style:font-name="Lato1" fo:font-family="Lato" style:font-style-name="Gras" style:font-pitch="variable" fo:font-size="26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198cm" style:contextual-spacing="false" fo:text-indent="0cm" style:auto-text-indent="false"/>
      <style:text-properties style:font-name="DejaVu Sans" fo:font-family="'DejaVu Sans'" style:font-style-name="Normal" style:font-family-generic="swiss" style:font-pitch="variable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02cm" fo:margin-bottom="0.099cm" style:contextual-spacing="false" fo:padding="0.049cm" fo:border-left="none" fo:border-right="none" fo:border-top="none" fo:border-bottom="1.3pt solid #000084"/>
      <style:text-properties fo:color="#000084" loext:opacity="100%" style:font-name="Lato1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85cm" fo:margin-right="0cm" fo:margin-top="0.699cm" fo:margin-bottom="0.099cm" style:contextual-spacing="false" fo:text-indent="0cm" style:auto-text-indent="false"/>
      <style:text-properties fo:color="#0000b0" loext:opacity="100%" style:font-name="Lato1" fo:font-family="Lato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7cm" fo:margin-right="0cm" fo:margin-top="0.501cm" fo:margin-bottom="0.099cm" style:contextual-spacing="false" fo:text-indent="0cm" style:auto-text-indent="false"/>
      <style:text-properties fo:color="#0000dc" loext:opacity="100%" style:font-name="Lato1" fo:font-family="Lato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56cm" fo:margin-right="0cm" fo:margin-top="0.303cm" fo:margin-bottom="0.215cm" style:contextual-spacing="false" fo:text-indent="0cm" style:auto-text-indent="false"/>
      <style:text-properties fo:color="#0000ff" loext:opacity="100%" style:font-name="Lato1" fo:font-family="Lato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58" loext:opacity="100%" style:font-name="Lato1" fo:font-family="Lato" style:font-style-name="Gras" style:font-pitch="variable" fo:font-size="22pt" fo:font-weight="bold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margin-top="0cm" fo:margin-bottom="0.198cm" style:contextual-spacing="false" fo:text-indent="-0.598cm" style:auto-text-indent="false" text:number-lines="false" text:line-number="0"/>
      <style:text-properties fo:font-size="10.5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right="0.101cm" fo:text-indent="0cm" style:auto-text-indent="false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84" loext:opacity="100%" style:font-name="Lato1" fo:font-family="Lato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8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0pt"/>
    </style:style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  <style:text-properties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0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2:30:49.850190010</meta:creation-date>
    <dc:title>Cours</dc:title>
    <meta:editing-duration>PT5H41M20S</meta:editing-duration>
    <meta:editing-cycles>22</meta:editing-cycles>
    <meta:generator>LibreOffice/7.3.7.2$Linux_X86_64 LibreOffice_project/30$Build-2</meta:generator>
    <meta:initial-creator>Corinne Paterlini</meta:initial-creator>
    <dc:date>2023-11-21T15:26:48.251757782</dc:date>
    <meta:document-statistic meta:table-count="0" meta:image-count="1" meta:object-count="0" meta:page-count="2" meta:paragraph-count="40" meta:word-count="593" meta:character-count="3599" meta:non-whitespace-character-count="3073"/>
    <meta:template xlink:type="simple" xlink:actuate="onRequest" xlink:title="Cours" xlink:href="../../../../../../../../../.config/libreoffice/4/user/template/Cours.ott" meta:date="2023-11-20T12:30:49.138548892"/>
  </office:meta>
</office:document-meta>
</file>